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3.3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style:font-name="Liberation Sans" style:font-name-asian="Droid Sans Fallback" style:font-name-complex="Droid Sans Devanagari"/>
    </style:style>
    <style:style style:name="ce2" style:family="table-cell" style:parent-style-name="Default">
      <style:text-properties style:font-name="Liberation Sans" style:font-name-asian="Droid Sans Fallback" style:font-name-complex="Droid Sans Devanagari"/>
    </style:style>
    <style:style style:name="ce3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286846519" calcext:value-type="float">
            <text:p>1,286846519</text:p>
          </table:table-cell>
          <table:table-cell office:value-type="float" office:value="0.5953933597" calcext:value-type="float">
            <text:p>0,5953933597</text:p>
          </table:table-cell>
          <table:table-cell office:value-type="float" office:value="0.001089427853" calcext:value-type="float">
            <text:p>0,0010894279</text:p>
          </table:table-cell>
          <table:table-cell table:style-name="ce1" office:value-type="float" office:value="0.00003157761603" calcext:value-type="float">
            <text:p>3,16E-005</text:p>
          </table:table-cell>
          <table:table-cell table:style-name="ce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29" calcext:value-type="float">
            <text:p>32629</text:p>
          </table:table-cell>
          <table:table-cell office:value-type="float" office:value="1.271653056" calcext:value-type="float">
            <text:p>1,271653056</text:p>
          </table:table-cell>
          <table:table-cell office:value-type="float" office:value="0.5705078244" calcext:value-type="float">
            <text:p>0,5705078244</text:p>
          </table:table-cell>
          <table:table-cell office:value-type="float" office:value="0.0005037069786" calcext:value-type="float">
            <text:p>0,000503707</text:p>
          </table:table-cell>
          <table:table-cell office:value-type="float" office:value="0.00003148168616" calcext:value-type="float">
            <text:p>3,148168616E-00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89" calcext:value-type="float">
            <text:p>32689</text:p>
          </table:table-cell>
          <table:table-cell office:value-type="float" office:value="1.127209067" calcext:value-type="float">
            <text:p>1,127209067</text:p>
          </table:table-cell>
          <table:table-cell office:value-type="float" office:value="0.5992836952" calcext:value-type="float">
            <text:p>0,5992836952</text:p>
          </table:table-cell>
          <table:table-cell office:value-type="float" office:value="0.0002828143188" calcext:value-type="float">
            <text:p>0,0002828143</text:p>
          </table:table-cell>
          <table:table-cell table:style-name="ce2" office:value-type="float" office:value="0.0000157119066" calcext:value-type="float">
            <text:p>1,57119066E-005</text:p>
          </table:table-cell>
          <table:table-cell table:style-name="ce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716" calcext:value-type="float">
            <text:p>32716</text:p>
          </table:table-cell>
          <table:table-cell office:value-type="float" office:value="1.039847374" calcext:value-type="float">
            <text:p>1,039847374</text:p>
          </table:table-cell>
          <table:table-cell office:value-type="float" office:value="0.5952052474" calcext:value-type="float">
            <text:p>0,5952052474</text:p>
          </table:table-cell>
          <table:table-cell office:value-type="float" office:value="0.0004552661849" calcext:value-type="float">
            <text:p>0,0004552662</text:p>
          </table:table-cell>
          <table:table-cell office:value-type="float" office:value="0.00003139766704" calcext:value-type="float">
            <text:p>3,139766704E-00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774" calcext:value-type="float">
            <text:p>32774</text:p>
          </table:table-cell>
          <table:table-cell office:value-type="float" office:value="1.077599883" calcext:value-type="float">
            <text:p>1,077599883</text:p>
          </table:table-cell>
          <table:table-cell office:value-type="float" office:value="0.5841142535" calcext:value-type="float">
            <text:p>0,5841142535</text:p>
          </table:table-cell>
          <table:table-cell office:value-type="float" office:value="0.0001096972337" calcext:value-type="float">
            <text:p>0,0001096972</text:p>
          </table:table-cell>
          <table:table-cell office:value-type="float" office:value="0.00001567103391" calcext:value-type="float">
            <text:p>0,00001567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799" calcext:value-type="float">
            <text:p>32799</text:p>
          </table:table-cell>
          <table:table-cell office:value-type="float" office:value="1.268005371" calcext:value-type="float">
            <text:p>1,268005371</text:p>
          </table:table-cell>
          <table:table-cell office:value-type="float" office:value="0.5446242094" calcext:value-type="float">
            <text:p>0,5446242094</text:p>
          </table:table-cell>
          <table:table-cell office:value-type="float" office:value="0.0001879228221" calcext:value-type="float">
            <text:p>0,0001879228</text:p>
          </table:table-cell>
          <table:table-cell table:style-name="ce2" office:value-type="float" office:value="0.00003132047277" calcext:value-type="float">
            <text:p>3,132047277E-005</text:p>
          </table:table-cell>
          <table:table-cell table:style-name="ce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2823" calcext:value-type="float">
            <text:p>32823</text:p>
          </table:table-cell>
          <table:table-cell office:value-type="float" office:value="1.056015134" calcext:value-type="float">
            <text:p>1,056015134</text:p>
          </table:table-cell>
          <table:table-cell office:value-type="float" office:value="0.59902668" calcext:value-type="float">
            <text:p>0,59902668</text:p>
          </table:table-cell>
          <table:table-cell office:value-type="float" office:value="0.0003129792458" calcext:value-type="float">
            <text:p>0,0003129792</text:p>
          </table:table-cell>
          <table:table-cell office:value-type="float" office:value="0.00001564896229" calcext:value-type="float">
            <text:p>0,00001564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853" calcext:value-type="float">
            <text:p>32853</text:p>
          </table:table-cell>
          <table:table-cell office:value-type="float" office:value="1.110032201" calcext:value-type="float">
            <text:p>1,110032201</text:p>
          </table:table-cell>
          <table:table-cell office:value-type="float" office:value="0.5976854563" calcext:value-type="float">
            <text:p>0,5976854563</text:p>
          </table:table-cell>
          <table:table-cell office:value-type="float" office:value="0.000547208474" calcext:value-type="float">
            <text:p>0,0005472085</text:p>
          </table:table-cell>
          <table:table-cell office:value-type="float" office:value="0.00001563452679" calcext:value-type="float">
            <text:p>1,563452679E-00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2916" calcext:value-type="float">
            <text:p>32916</text:p>
          </table:table-cell>
          <table:table-cell office:value-type="float" office:value="1.227560163" calcext:value-type="float">
            <text:p>1,227560163</text:p>
          </table:table-cell>
          <table:table-cell office:value-type="float" office:value="0.5905529857" calcext:value-type="float">
            <text:p>0,5905529857</text:p>
          </table:table-cell>
          <table:table-cell office:value-type="float" office:value="0.0007178302621" calcext:value-type="float">
            <text:p>0,0007178303</text:p>
          </table:table-cell>
          <table:table-cell table:style-name="ce2" office:value-type="float" office:value="0.00003121001282" calcext:value-type="float">
            <text:p>0,00003121</text:p>
          </table:table-cell>
          <table:table-cell table:style-name="ce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080" calcext:value-type="float">
            <text:p>33080</text:p>
          </table:table-cell>
          <table:table-cell office:value-type="float" office:value="1.207682729" calcext:value-type="float">
            <text:p>1,207682729</text:p>
          </table:table-cell>
          <table:table-cell office:value-type="float" office:value="0.5854555368" calcext:value-type="float">
            <text:p>0,5854555368</text:p>
          </table:table-cell>
          <table:table-cell office:value-type="float" office:value="0.0001087142227" calcext:value-type="float">
            <text:p>0,0001087142</text:p>
          </table:table-cell>
          <table:table-cell table:style-name="ce2" office:value-type="float" office:value="0.00001553060247" calcext:value-type="float">
            <text:p>1,553060247E-005</text:p>
          </table:table-cell>
          <table:table-cell table:style-name="ce2"/>
        </table:table-row>
        <table:table-row table:style-name="ro2">
          <table:table-cell table:number-columns-repeated="2"/>
          <table:table-cell table:formula="of:=AVERAGE([.C2:.C11])" office:value-type="float" office:value="1.1672451497" calcext:value-type="float">
            <text:p>1,1672451497</text:p>
          </table:table-cell>
          <table:table-cell table:formula="of:=AVERAGE([.D2:.D11])" office:value-type="float" office:value="0.58618492484" calcext:value-type="float">
            <text:p>0,5861849248</text:p>
          </table:table-cell>
          <table:table-cell table:formula="of:=AVERAGE([.E2:.E11])" office:value-type="float" office:value="0.00043155675957" calcext:value-type="float">
            <text:p>0,0004315568</text:p>
          </table:table-cell>
          <table:table-cell table:formula="of:=AVERAGE([.F2:.F11])" office:value-type="float" office:value="0.000023518448688" calcext:value-type="float">
            <text:p>2,3518448688E-005</text:p>
          </table:table-cell>
          <table:table-cell table:style-name="ce3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8:40:21.974179149</dc:date>
    <meta:generator>LibreOffice/4.1.4.2$Linux_X86_64 LibreOffice_project/410m0$Build-2</meta:generator>
    <meta:editing-duration>P0D</meta:editing-duration>
    <meta:editing-cycles>1</meta:editing-cycles>
    <meta:document-statistic meta:table-count="1" meta:cell-count="70" meta:object-count="0"/>
  </office:meta>
</office:document-meta>
</file>